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E02E703A1B64058116.png" manifest:media-type="image/png"/>
  <manifest:file-entry manifest:full-path="Pictures/10000201000001E60000025D3814EEED8B8BB91E.png" manifest:media-type="image/png"/>
  <manifest:file-entry manifest:full-path="Pictures/10000201000002690000033ACD8F88C854739D3E.png" manifest:media-type="image/png"/>
  <manifest:file-entry manifest:full-path="Pictures/1000020100000254000002DB56B85E9E59B1B3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06cm" svg:stroke-color="#e8a20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cm" fo:min-width="1.014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7.47cm, 3.41cm, 0cm, 3.424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size="8pt" style:font-size-asian="8pt" style:font-size-complex="8pt"/>
    </style:style>
    <style:style style:name="P3" style:family="paragraph">
      <loext:graphic-properties draw:fill="none" draw:fill-color="#ffffff"/>
      <style:text-properties fo:color="#ffffff" loext:opacity="100%"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699cm" svg:height="12.699cm" svg:x="4.181cm" svg:y="8.52cm">
          <draw:image xlink:href="Pictures/10000000000001E0000001E02E703A1B64058116.png" xlink:type="simple" xlink:show="embed" xlink:actuate="onLoad" draw:mime-type="image/png">
            <text:p/>
          </draw:image>
        </draw:frame>
        <draw:custom-shape draw:style-name="gr2" draw:text-style-name="P1" draw:layer="layout" svg:width="0.25cm" svg:height="0.25cm" svg:x="15.176cm" svg:y="1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5.177cm" svg:y="1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5.189cm" svg:y="17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5.201cm" svg:y="1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5.203cm" svg:y="1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5.214cm" svg:y="16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5.203cm" svg:y="1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5.204cm" svg:y="15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2.305cm" svg:y="1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2.306cm" svg:y="1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2.318cm" svg:y="1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2.33cm" svg:y="16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2.332cm" svg:y="16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2.343cm" svg:y="1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2.332cm" svg:y="15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2.333cm" svg:y="15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3.681cm" svg:y="14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3.982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14.283cm" svg:y="14.08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14.284cm" svg:y="14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13.985cm" svg:y="14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13.686cm" svg:y="14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59cm" svg:height="0.569cm" svg:x="14.291cm" svg:y="14.5cm">
          <draw:text-box>
            <text:p text:style-name="P2">1</text:p>
          </draw:text-box>
        </draw:frame>
        <draw:line draw:style-name="gr5" draw:text-style-name="P4" draw:layer="layout" svg:x1="12.5cm" svg:y1="18cm" svg:x2="14.5cm" svg:y2="18cm">
          <text:p/>
        </draw:line>
        <draw:line draw:style-name="gr5" draw:text-style-name="P4" draw:layer="layout" svg:x1="14.423cm" svg:y1="14.5cm" svg:x2="14.423cm" svg:y2="18cm">
          <text:p/>
        </draw:line>
        <draw:line draw:style-name="gr5" draw:text-style-name="P4" draw:layer="layout" svg:x1="13.434cm" svg:y1="14.25cm" svg:x2="13.434cm" svg:y2="15.75cm">
          <text:p/>
        </draw:line>
        <draw:line draw:style-name="gr5" draw:text-style-name="P4" draw:layer="layout" svg:x1="15.25cm" svg:y1="17.695cm" svg:x2="14.75cm" svg:y2="17.695cm">
          <text:p/>
        </draw:line>
        <draw:line draw:style-name="gr5" draw:text-style-name="P4" draw:layer="layout" svg:x1="14.099cm" svg:y1="17.75cm" svg:x2="14.099cm" svg:y2="14.5cm">
          <text:p/>
        </draw:line>
        <draw:line draw:style-name="gr5" draw:text-style-name="P4" draw:layer="layout" svg:x1="13.85cm" svg:y1="14.25cm" svg:x2="13.1cm" svg:y2="14.25cm">
          <text:p/>
        </draw:line>
        <draw:custom-shape draw:style-name="gr2" draw:text-style-name="P1" draw:layer="layout" svg:width="0.25cm" svg:height="0.25cm" svg:x="14cm" svg:y="1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4.8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361cm" svg:y1="15.75cm" svg:x2="14.099cm" svg:y2="15.75cm">
          <text:p/>
        </draw:line>
        <draw:line draw:style-name="gr6" draw:text-style-name="P4" draw:layer="layout" svg:x1="14cm" svg:y1="17.75cm" svg:x2="14.75cm" svg:y2="17.75cm">
          <text:p/>
        </draw:line>
        <draw:line draw:style-name="gr5" draw:text-style-name="P4" draw:layer="layout" svg:x1="13.783cm" svg:y1="15.5cm" svg:x2="13.783cm" svg:y2="14.5cm">
          <text:p/>
        </draw:line>
        <draw:line draw:style-name="gr5" draw:text-style-name="P4" draw:layer="layout" svg:x1="15.25cm" svg:y1="16.099cm" svg:x2="15cm" svg:y2="16.099cm">
          <text:p/>
        </draw:line>
        <draw:line draw:style-name="gr5" draw:text-style-name="P4" draw:layer="layout" svg:x1="15.25cm" svg:y1="16.434cm" svg:x2="14.75cm" svg:y2="16.434cm">
          <text:p/>
        </draw:line>
        <draw:line draw:style-name="gr5" draw:text-style-name="P4" draw:layer="layout" svg:x1="14.75cm" svg:y1="14.25cm" svg:x2="14.75cm" svg:y2="16.434cm">
          <text:p/>
        </draw:line>
        <draw:line draw:style-name="gr5" draw:text-style-name="P4" draw:layer="layout" svg:x1="14.75cm" svg:y1="14.25cm" svg:x2="14.5cm" svg:y2="14.25cm">
          <text:p/>
        </draw:line>
        <draw:custom-shape draw:style-name="gr7" draw:text-style-name="P5" draw:layer="layout" svg:width="1.514cm" svg:height="0.25cm" draw:transform="rotate (-2.03522844075059) translate (15.123cm 15.883cm)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705cm" svg:height="0.569cm" svg:x="14.75cm" svg:y="15.5cm">
          <draw:text-box>
            <text:p text:style-name="P2">C</text:p>
          </draw:text-box>
        </draw:frame>
        <draw:frame draw:style-name="gr4" draw:text-style-name="P3" draw:layer="layout" svg:width="0.693cm" svg:height="0.569cm" svg:x="13.545cm" svg:y="15.75cm">
          <draw:text-box>
            <text:p text:style-name="P2">E</text:p>
          </draw:text-box>
        </draw:frame>
        <draw:frame draw:style-name="gr4" draw:text-style-name="P3" draw:layer="layout" svg:width="0.693cm" svg:height="0.569cm" svg:x="13.25cm" svg:y="15.25cm">
          <draw:text-box>
            <text:p text:style-name="P2">B</text:p>
          </draw:text-box>
        </draw:frame>
        <draw:custom-shape draw:style-name="gr8" draw:text-style-name="P5" draw:layer="layout" svg:width="0.5cm" svg:height="0.25cm" draw:transform="rotate (3.13094614515263) translate (14.35cm 15.30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cm" svg:height="0.25cm" svg:x="12.334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3.035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3.036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2.337cm" svg:y="15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2.4cm" svg:y1="17.35cm" svg:x2="13.15cm" svg:y2="17.35cm">
          <text:p/>
        </draw:line>
        <draw:line draw:style-name="gr5" draw:text-style-name="P4" draw:layer="layout" svg:x1="13.088cm" svg:y1="15.556cm" svg:x2="13.088cm" svg:y2="17.306cm">
          <text:p/>
        </draw:line>
        <draw:line draw:style-name="gr5" draw:text-style-name="P4" draw:layer="layout" svg:x1="13.176cm" svg:y1="15.505cm" svg:x2="12.673cm" svg:y2="15.5cm">
          <text:p/>
        </draw:line>
        <draw:line draw:style-name="gr5" draw:text-style-name="P4" draw:layer="layout" svg:x1="12.75cm" svg:y1="15.25cm" svg:x2="12.75cm" svg:y2="15.5cm">
          <text:p/>
        </draw:line>
        <draw:line draw:style-name="gr5" draw:text-style-name="P4" draw:layer="layout" svg:x1="12.836cm" svg:y1="15.262cm" svg:x2="12.5cm" svg:y2="15.25cm">
          <text:p/>
        </draw:line>
        <draw:line draw:style-name="gr5" draw:text-style-name="P4" draw:layer="layout" svg:x1="15cm" svg:y1="15.75cm" svg:x2="15.002cm" svg:y2="16.175cm">
          <text:p/>
        </draw:line>
        <draw:custom-shape draw:style-name="gr2" draw:text-style-name="P1" draw:layer="layout" svg:width="0.25cm" svg:height="0.25cm" svg:x="13.646cm" svg:y="15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3.645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4.262cm" svg:y="15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14.2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2.869cm" svg:height="3.571cm" svg:x="11.749cm" svg:y="19.929cm">
          <draw:image xlink:href="Pictures/10000201000001E60000025D3814EEED8B8BB91E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0" draw:text-style-name="P1" draw:layer="layout" svg:width="1.999cm" svg:height="3.031cm" draw:transform="rotate (1.5707963267949) translate (7.5cm 23cm)">
          <draw:image xlink:href="Pictures/10000201000002690000033ACD8F88C854739D3E.png" xlink:type="simple" xlink:show="embed" xlink:actuate="onLoad" draw:mime-type="image/png">
            <text:p/>
          </draw:image>
        </draw:frame>
        <draw:frame draw:style-name="gr1" draw:text-style-name="P1" draw:layer="layout" svg:width="3.265cm" svg:height="4.004cm" svg:x="1.75cm" svg:y="16.75cm">
          <draw:image xlink:href="Pictures/1000020100000254000002DB56B85E9E59B1B3B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3T09:22:51.035000000</meta:creation-date>
    <dc:date>2021-01-24T10:01:53.414000000</dc:date>
    <meta:editing-duration>PT1H11M20S</meta:editing-duration>
    <meta:editing-cycles>8</meta:editing-cycles>
    <meta:generator>LibreOffice/7.0.4.2$Windows_X86_64 LibreOffice_project/dcf040e67528d9187c66b2379df5ea4407429775</meta:generator>
    <meta:document-statistic meta:object-count="61"/>
  </office:meta>
</office:document-meta>
</file>